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192237293184519111"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1219041479459939734"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224073330500740650"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32298815546840560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709868599571387147"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678309799764593876"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089838138292512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450505281035613149"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784607" text:continue-list="list1089838138292512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39323710012156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80126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78729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782431"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803021"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782272"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59260802679380528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93460831882180857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77598412945631165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790315"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37517840523043277"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3978905178350535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846299005221654256" text:style-name="L15">
        <text:list-item>
          <text:list>
            <text:list-header>
              <text:p text:style-name="P182">1.5 miles averaging about 9:40/mile and rest 1 min</text:p>
            </text:list-header>
          </text:list>
        </text:list-item>
      </text:list>
      <text:p text:style-name="P24">1 mile in 8:26 and rest 2 min</text:p>
      <text:list xml:id="list253394330753354108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790753034510080617"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804782"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1925098392755492632"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463605329951991658"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96671551782543937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806549" text:continue-list="list2463605329951991658" text:style-name="L19">
        <text:list-item>
          <text:list>
            <text:list-header>
              <text:p text:style-name="P186">(Pace*HR)=1240</text:p>
            </text:list-header>
          </text:list>
        </text:list-item>
      </text:list>
      <text:list xml:id="list28791150" text:continue-list="list1925098392755492632" text:style-name="L18">
        <text:list-item>
          <text:list>
            <text:list-header>
              <text:p text:style-name="P185">2 miles at 10:46/mile Ave HR= 121 bpm and rest a few minutes</text:p>
            </text:list-header>
          </text:list>
        </text:list-item>
      </text:list>
      <text:list xml:id="list28803050" text:continue-list="list28806549"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8785485"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52550307237929725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723657140824210648"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38479895359265198"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961020966771684032"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939055654090628614"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59620971666080112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8792296"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80225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03952931540633763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46064441302983242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91475891367979156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319117954303818232"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153562315089870601"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962896260410558013" text:style-name="L32">
        <text:list-item>
          <text:list>
            <text:list-header>
              <text:p text:style-name="P196">0.25 miles in 2:54</text:p>
              <text:p text:style-name="P196">1 mile in 9:21 going faster as I ran and ending at around 8:30 pace</text:p>
            </text:list-header>
          </text:list>
        </text:list-item>
      </text:list>
      <text:list xml:id="list46738700455218777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93276530859572082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75994499904363151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54958010423471864"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oft-page-break/><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898104872822682920"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1T08:54:16.71</dc:date>
    <dc:creator>James Lombardi</dc:creator>
    <meta:editing-duration>P23DT17H32M43S</meta:editing-duration>
    <meta:editing-cycles>1913</meta:editing-cycles>
    <meta:generator>OpenOffice/4.1.2$Win32 OpenOffice.org_project/412m3$Build-9782</meta:generator>
    <meta:document-statistic meta:table-count="0" meta:image-count="9" meta:object-count="0" meta:page-count="191" meta:paragraph-count="5552" meta:word-count="59987" meta:character-count="307553"/>
  </office:meta>
</office:document-meta>
</file>